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00000004C3BE65DA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 svg:font-family="'Lucida Sans'" style:font-family-generic="swiss"/>
    <style:font-face style:name="Arial Unicode MS" svg:font-family="'Arial Unicode MS'"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111in" fo:margin-bottom="0.111in" fo:line-height="108%"/>
    </style:style>
    <style:style style:name="P2" style:family="paragraph" style:parent-style-name="Standard">
      <style:paragraph-properties fo:margin-top="0.111in" fo:margin-bottom="0.111in" fo:line-height="108%" fo:text-align="center" style:justify-single-word="false"/>
    </style:style>
    <style:style style:name="P3" style:family="paragraph" style:parent-style-name="Standard">
      <style:paragraph-properties fo:margin-top="0in" fo:margin-bottom="0.111in" fo:line-height="108%"/>
    </style:style>
    <style:style style:name="P4" style:family="paragraph" style:parent-style-name="Standard" style:list-style-name="WWNum5">
      <style:paragraph-properties fo:margin-top="0in" fo:margin-bottom="0.111in" fo:line-height="108%"/>
    </style:style>
    <style:style style:name="P5" style:family="paragraph" style:parent-style-name="Standard" style:list-style-name="WWNum6">
      <style:paragraph-properties fo:margin-top="0in" fo:margin-bottom="0.111in" fo:line-height="108%"/>
    </style:style>
    <style:style style:name="P6" style:family="paragraph" style:parent-style-name="Standard">
      <style:paragraph-properties fo:margin-top="0in" fo:margin-bottom="0.111in" fo:line-height="108%" fo:text-align="center" style:justify-single-word="false"/>
    </style:style>
    <style:style style:name="P7" style:family="paragraph" style:parent-style-name="Standard">
      <style:paragraph-properties fo:margin-top="0in" fo:margin-bottom="0.111in" fo:line-height="108%" fo:break-before="page"/>
    </style:style>
    <style:style style:name="P8" style:family="paragraph" style:parent-style-name="Standard">
      <style:paragraph-properties fo:margin-left="0.5in" fo:margin-right="0in" fo:margin-top="0in" fo:margin-bottom="0.111in" fo:line-height="108%" fo:text-indent="0in" style:auto-text-indent="false"/>
    </style:style>
    <style:style style:name="P9" style:family="paragraph" style:parent-style-name="List_20_Paragraph" style:list-style-name="WWNum8"/>
    <style:style style:name="P10" style:family="paragraph" style:parent-style-name="List_20_Paragraph" style:list-style-name="WWNum2"/>
    <style:style style:name="P11" style:family="paragraph" style:parent-style-name="List_20_Paragraph" style:list-style-name="WWNum1"/>
    <style:style style:name="P12" style:family="paragraph" style:parent-style-name="Footer">
      <style:paragraph-properties fo:padding-left="0in" fo:padding-right="0in" fo:padding-top="0.0138in" fo:padding-bottom="0in" fo:border-left="none" fo:border-right="none" fo:border-top="0.0071in solid #d9d9d9" fo:border-bottom="none"/>
    </style:style>
    <style:style style:name="P13" style:family="paragraph" style:parent-style-name="Body" style:list-style-name="WWNum3"/>
    <style:style style:name="P14" style:family="paragraph" style:parent-style-name="Body" style:list-style-name="WWNum4"/>
    <style:style style:name="P15" style:family="paragraph" style:parent-style-name="Body">
      <style:paragraph-properties fo:text-align="center" style:justify-single-word="false"/>
    </style:style>
    <style:style style:name="P16" style:family="paragraph" style:parent-style-name="Body" style:master-page-name="Standard">
      <style:paragraph-properties style:page-number="auto"/>
    </style:style>
    <style:style style:name="P17" style:family="paragraph">
      <style:paragraph-properties fo:text-align="center"/>
      <style:text-properties fo:font-size="18pt"/>
    </style:style>
    <style:style style:name="T1" style:family="text">
      <style:text-properties style:font-name="Calibri" fo:font-weight="bold" style:font-weight-asian="bold" style:font-weight-complex="bold"/>
    </style:style>
    <style:style style:name="T2" style:family="text">
      <style:text-properties style:font-name="Calibri" fo:font-weight="bold" style:font-name-asian="Calibri1" style:font-weight-asian="bold" style:font-name-complex="Calibri1" style:font-weight-complex="bold"/>
    </style:style>
    <style:style style:name="T3" style:family="text">
      <style:text-properties style:font-name="Calibri" fo:font-size="10pt" style:font-size-asian="10pt" style:font-size-complex="10pt"/>
    </style:style>
    <style:style style:name="T4" style:family="text">
      <style:text-properties style:font-name="Calibri" fo:font-size="10pt" fo:language="fr" fo:country="FR" style:font-size-asian="10pt" style:font-size-complex="10pt"/>
    </style:style>
    <style:style style:name="T5" style:family="text">
      <style:text-properties style:font-name="Calibri" fo:font-size="10pt" fo:language="fr" fo:country="FR" fo:font-weight="bold" style:font-size-asian="10pt" style:font-weight-asian="bold" style:font-size-complex="10pt" style:font-weight-complex="bold"/>
    </style:style>
    <style:style style:name="T6" style:family="text">
      <style:text-properties style:font-name="Calibri" fo:font-size="10pt" fo:language="fr" fo:country="FR" fo:font-weight="bold" style:font-name-asian="Calibri1" style:font-size-asian="10pt" style:font-weight-asian="bold" style:font-name-complex="Calibri1" style:font-size-complex="10pt" style:font-weight-complex="bold"/>
    </style:style>
    <style:style style:name="T7" style:family="text">
      <style:text-properties style:font-name="Calibri" fo:font-size="10pt" style:font-name-asian="Calibri1" style:font-size-asian="10pt" style:font-name-complex="Calibri1" style:font-size-complex="10pt"/>
    </style:style>
    <style:style style:name="T8" style:family="text">
      <style:text-properties style:font-name="Calibri" fo:font-size="10pt" fo:font-weight="bold" style:font-size-asian="10pt" style:font-weight-asian="bold" style:font-size-complex="10pt" style:font-weight-complex="bold"/>
    </style:style>
    <style:style style:name="T9" style:family="text">
      <style:text-properties style:font-name="Calibri" fo:font-size="10pt" style:text-underline-style="solid" style:text-underline-width="auto" style:text-underline-color="#000000" style:font-size-asian="10pt" style:font-size-complex="10pt"/>
    </style:style>
    <style:style style:name="T10" style:family="text">
      <style:text-properties style:font-name="Calibri" fo:font-size="14pt" style:font-size-asian="14pt" style:font-size-complex="14pt"/>
    </style:style>
    <style:style style:name="T11" style:family="text">
      <style:text-properties fo:font-weight="bold" style:font-weight-asian="bold" style:font-weight-complex="bold"/>
    </style:style>
    <style:style style:name="T12" style:family="text">
      <style:text-properties style:font-name-asian="Times New Roman1"/>
    </style:style>
    <style:style style:name="T13" style:family="text">
      <style:text-properties fo:font-size="10pt" style:font-size-asian="10pt" style:font-size-complex="10pt"/>
    </style:style>
    <style:style style:name="T14" style:family="text">
      <style:text-properties fo:font-size="10pt" fo:font-weight="bold" style:font-size-asian="10pt" style:font-weight-asian="bold" style:font-size-complex="10pt" style:font-weight-complex="bold"/>
    </style:style>
    <style:style style:name="T15" style:family="text">
      <style:text-properties style:font-name="Times New Roman" fo:font-size="10pt" style:font-size-asian="10pt" style:font-size-complex="10pt"/>
    </style:style>
    <style:style style:name="T16" style:family="text">
      <style:text-properties style:font-name="Arial Unicode MS"/>
    </style:style>
    <style:style style:name="T17" style:family="text">
      <style:text-properties style:font-name="Arial Unicode MS" fo:font-size="10pt" style:font-size-asian="10pt" style:font-size-complex="10pt"/>
    </style:style>
    <style:style style:name="T18" style:family="text">
      <style:text-properties fo:color="#000000" style:font-name-asian="Times New Roman1" style:font-name-complex="Times New Roman1"/>
    </style:style>
    <style:style style:name="T19" style:family="text">
      <style:text-properties fo:color="#7f7f7f" fo:letter-spacing="0.0417in"/>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17" svg:width="6.4996in" svg:height="0.7807in" svg:x="0in" svg:y="0in">
        <draw:image xlink:href="Pictures/10000201000002700000004C3BE65DAF.png" xlink:type="simple" xlink:show="embed" xlink:actuate="onLoad">
          <text:p/>
        </draw:image>
      </draw:frame>
      <text:p text:style-name="P16"><text:span text:style-name="T1">URL to GitHub Repository:</text:span><text:span text:style-name="T2"> https://github.com/cwahlund/Week-04-Collections</text:span></text:p>
      <text:p text:style-name="Body"><text:span text:style-name="T1">URL to Public Link of your Video:</text:span></text:p>
      <text:p text:style-name="P2"><text:span text:style-name="T1">———————————————————————————————————————</text:span><text:span text:style-name="T2">—</text:span><text:span text:style-name="T1">—</text:span><text:span text:style-name="T2">—</text:span><text:span text:style-name="T1">—</text:span><text:span text:style-name="T2">—</text:span><text:span text:style-name="T1">—</text:span></text:p>
      <text:p text:style-name="P3"><text:bookmark-start text:name="Bookmark"/><text:span text:style-name="T5">Instructions:</text:span><text:bookmark-end text:name="Bookmark"/><text:span text:style-name="T5"> </text:span></text:p>
      <text:p text:style-name="P8"><text:span text:style-name="T4">1. </text:span><text:span text:style-name="T3">Follow the </text:span><text:span text:style-name="T8">Coding Steps</text:span><text:span text:style-name="T3"> below to complete this assignment. </text:span></text:p>
      <text:list xml:id="list287777472656214784" text:style-name="WWNum3">
        <text:list-item>
          <text:list>
            <text:list-item>
              <text:list>
                <text:list-item>
                  <text:p text:style-name="P13"><text:span text:style-name="T3">In Eclipse, or an IDE of your choice, write the code that accomplishes the objectives listed below. Ensure that the code compiles and runs as directed. </text:span></text:p>
                </text:list-item>
              </text:list>
            </text:list-item>
          </text:list>
        </text:list-item>
      </text:list>
      <text:list xml:id="list2234037583335828039" text:style-name="WWNum4">
        <text:list-item>
          <text:list>
            <text:list-item>
              <text:list>
                <text:list-item>
                  <text:p text:style-name="P14"><text:span text:style-name="T3">Create a new repository on GitHub for this week’s assignment and push your completed code to this dedicated repo.</text:span></text:p>
                </text:list-item>
              </text:list>
            </text:list-item>
          </text:list>
        </text:list-item>
      </text:list>
      <text:list xml:id="list4263900462200368966" text:style-name="WWNum5">
        <text:list-item>
          <text:list>
            <text:list-item>
              <text:list>
                <text:list-item>
                  <text:p text:style-name="P4"><text:span text:style-name="T3">Create a video showcasing your work: </text:span></text:p>
                  <text:list>
                    <text:list-item>
                      <text:p text:style-name="P4"><text:span text:style-name="T3">In this video: record and present your project verbally while showing the results of the working project. </text:span></text:p>
                    </text:list-item>
                    <text:list-item>
                      <text:p text:style-name="P4"><text:span text:style-name="T9">Easy way to Create a video</text:span><text:span text:style-name="T3">: Start a meeting in Zoom, share your screen, open Eclipse with the code and your Console window, start recording &amp; record yourself describing and running the program showing the results. </text:span></text:p>
                    </text:list-item>
                    <text:list-item>
                      <text:p text:style-name="P4"><text:span text:style-name="T3">Your video should be a maximum of 5 minutes.</text:span></text:p>
                    </text:list-item>
                    <text:list-item>
                      <text:p text:style-name="P4"><text:span text:style-name="T3">Upload your video with a public link.</text:span></text:p>
                    </text:list-item>
                    <text:list-item>
                      <text:p text:style-name="P4"><text:span text:style-name="T9">Easy way to Create a Public Video Link</text:span><text:span text:style-name="T3">: Upload your video recording to YouTube with a public link.</text:span></text:p>
                    </text:list-item>
                  </text:list>
                </text:list-item>
              </text:list>
            </text:list-item>
          </text:list>
        </text:list-item>
      </text:list>
      <text:p text:style-name="P8"><text:span text:style-name="T3">2. In addition, please include the following in your Coding Assignment Document:</text:span></text:p>
      <text:list xml:id="list41447084" text:continue-numbering="true" text:style-name="WWNum5">
        <text:list-item>
          <text:list>
            <text:list-item>
              <text:list>
                <text:list-item>
                  <text:p text:style-name="P4"><text:span text:style-name="T3">The URL for this week</text:span><text:span text:style-name="T17">’</text:span><text:span text:style-name="T3">s GitHub repository.</text:span></text:p>
                </text:list-item>
                <text:list-item>
                  <text:p text:style-name="P4"><text:span text:style-name="T3">The URL of the public link of your video.</text:span></text:p>
                </text:list-item>
              </text:list>
            </text:list-item>
          </text:list>
        </text:list-item>
      </text:list>
      <text:p text:style-name="P8"><text:span text:style-name="T3">3. Save the Coding Assignment Document as a .pdf and do the following: </text:span></text:p>
      <text:list xml:id="list1361769800801244481" text:style-name="WWNum6">
        <text:list-item>
          <text:list>
            <text:list-item>
              <text:list>
                <text:list-item>
                  <text:p text:style-name="P5"><text:span text:style-name="T3">Push the .pdf to the GitHub repo for this week. <text:s/></text:span></text:p>
                </text:list-item>
                <text:list-item>
                  <text:p text:style-name="P5"><text:span text:style-name="T3">Upload the .pdf to the LMS in your Coding Assignment Submission.</text:span></text:p>
                </text:list-item>
              </text:list>
            </text:list-item>
          </text:list>
        </text:list-item>
      </text:list>
      <text:p text:style-name="P6"><text:span text:style-name="T1">—————————————————————————————</text:span><text:span text:style-name="T2">—</text:span><text:span text:style-name="T1">————————————————</text:span></text:p>
      <text:p text:style-name="P1"/>
      <text:p text:style-name="P7"><text:span text:style-name="T14">Coding Steps — Arrays and Methods</text:span></text:p>
      <text:list xml:id="list5592359074828259725" text:style-name="WWNum8">
        <text:list-item>
          <text:p text:style-name="P9"><text:span text:style-name="T13">Create an array of int called ages that contains the following values: 3, 9, 23, 64, 2, 8, 28, 93.</text:span></text:p>
        </text:list-item>
      </text:list>
      <text:list xml:id="list2967603891089986619" text:style-name="WWNum2">
        <text:list-item>
          <text:list>
            <text:list-item>
              <text:p text:style-name="P10"><text:span text:style-name="T13">Programmatically subtract the value of the first element in the array from the value in the last element of the array (i.e. do not use ages[7] in your code). Print the result to the console. <text:s/></text:span></text:p>
            </text:list-item>
            <text:list-item>
              <text:p text:style-name="P10"><text:span text:style-name="T13">Add a new age to your array and repeat the step above to ensure it is dynamic (works for arrays of different lengths).</text:span></text:p>
            </text:list-item>
            <text:list-item>
              <text:p text:style-name="P10"><text:span text:style-name="T13">Use a loop to iterate through the array and calculate the average age. Print the result to the console.</text:span></text:p>
            </text:list-item>
          </text:list>
        </text:list-item>
      </text:list>
      <text:list xml:id="list41429759" text:continue-list="list5592359074828259725" text:style-name="WWNum8">
        <text:list-item>
          <text:p text:style-name="P9"><text:span text:style-name="T13">Create an array of String called names that contains the following values: “Sam”, “Tommy”, “Tim”, “Sally”, “Buck”, “Bob”.</text:span></text:p>
        </text:list-item>
      </text:list>
      <text:list xml:id="list2547125342255789044" text:style-name="WWNum1">
        <text:list-item>
          <text:list>
            <text:list-item>
              <text:p text:style-name="P11"><text:span text:style-name="T13">Use a loop to iterate through the array and calculate the average number of letters per name. Print the result to the console.</text:span></text:p>
            </text:list-item>
            <text:list-item>
              <text:p text:style-name="P11"><text:span text:style-name="T13">Use a loop to iterate through the array again and concatenate all the names together, separated by spaces, and print the result to the console.</text:span></text:p>
            </text:list-item>
          </text:list>
        </text:list-item>
      </text:list>
      <text:list xml:id="list41428100" text:continue-list="list41429759" text:style-name="WWNum8">
        <text:list-item>
          <text:p text:style-name="P9"><text:span text:style-name="T13">How do you access the last element of any array?</text:span></text:p>
        </text:list-item>
        <text:list-item>
          <text:p text:style-name="P9"><text:span text:style-name="T13">How do you access the first element of any array?</text:span></text:p>
        </text:list-item>
        <text:list-item>
          <text:p text:style-name="P9"><text:span text:style-name="T13">Create a new array of int called nameLengths. Write a loop to iterate over the previously created names array and add the length of each name to the nameLengths array.</text:span></text:p>
        </text:list-item>
        <text:list-item>
          <text:p text:style-name="P9"><text:span text:style-name="T13">Write a loop to iterate over the nameLengths array and calculate the sum of all the elements in the array. Print the result to the console.</text:span></text:p>
        </text:list-item>
        <text:list-item>
          <text:p text:style-name="P9"><text:span text:style-name="T13">Write a method that takes a String, word, and an int, n, as arguments and returns the word concatenated to itself n number of times. (i.e. if I pass in “Hello” and 3, I expect the method to return “HelloHelloHello”).</text:span></text:p>
        </text:list-item>
        <text:list-item>
          <text:p text:style-name="P9"><text:span text:style-name="T13">Write a method that takes two Strings, firstName and lastName, and returns a full name (the full name should be the first and the last name as a String separated by a space).</text:span></text:p>
        </text:list-item>
        <text:list-item>
          <text:p text:style-name="P9"><text:span text:style-name="T13">Write a method that takes an array of int and returns true if the sum of all the ints in the array is greater than 100.</text:span></text:p>
        </text:list-item>
        <text:list-item>
          <text:p text:style-name="P9"><text:span text:style-name="T13">Write a method that takes an array of double and returns the average of all the elements in the array.</text:span></text:p>
        </text:list-item>
        <text:list-item>
          <text:p text:style-name="P9"><text:span text:style-name="T13">Write a method that takes two arrays of double and returns true if the average of the elements in the first array is greater than the average of the elements in the second array.</text:span></text:p>
        </text:list-item>
        <text:list-item>
          <text:p text:style-name="P9"><text:span text:style-name="T13">Write a method called willBuyDrink that takes a boolean isHotOutside, and a double moneyInPocket, and returns true if it is hot outside and if moneyInPocket is greater than 10.50.</text:span></text:p>
        </text:list-item>
        <text:list-item>
          <text:p text:style-name="P9"><text:span text:style-name="T13">Create a method of your own that solves a problem. In comments, write what the method does and why you created i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 svg:font-family="'Lucida Sans'" style:font-family-generic="swiss"/>
    <style:font-face style:name="Arial Unicode MS" svg:font-family="'Arial Unicode MS'"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fo:padding="0in" fo:border="none" style:text-autospace="ideograph-alpha" style:punctuation-wrap="hanging" style:line-break="strict" style:tab-stop-distance="0.5in" style:writing-mode="page"/>
      <style:text-properties style:use-window-font-color="true" style:font-name="Times New Roman" fo:font-size="10pt" fo:language="en" fo:country="US" style:font-name-asian="Arial Unicode MS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111in" fo:margin-bottom="0in" fo:line-height="120%" fo:orphans="2" fo:widows="2" style:writing-mode="lr-tb"/>
      <style:text-properties fo:color="#000000" style:font-name="Helvetica Neue" fo:font-size="12pt" style:font-size-asian="12pt" style:font-name-complex="Arial Unicode MS1" style:font-size-complex="12pt"/>
    </style:style>
    <style:style style:name="Heading" style:family="paragraph" style:parent-style-name="Standard" style:next-style-name="Text_20_body" style:default-outline-level="1" style:class="text">
      <style:paragraph-properties fo:margin-top="0.1665in" fo:margin-bottom="0.0835in" fo:line-height="108%" fo:text-align="center" style:justify-single-word="false" fo:keep-together="always" fo:orphans="2" fo:widows="2" fo:keep-with-next="always" style:writing-mode="lr-tb"/>
      <style:text-properties fo:color="#000000" style:font-name="Arial" fo:font-size="18pt" style:text-underline-style="none" style:font-name-asian="Microsoft YaHei" style:font-size-asian="18pt" style:font-name-complex="Arial Unicode MS1" style:font-size-complex="18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 style:font-size-complex="12pt" style:font-style-complex="italic"/>
    </style:style>
    <style:style style:name="Index" style:family="paragraph" style:parent-style-name="Standard" style:class="index">
      <style:paragraph-properties text:number-lines="false" text:line-number="0"/>
      <style:text-properties style:font-name-complex="Lucida Sans"/>
    </style:style>
    <style:style style:name="Body" style:family="paragraph" style:default-outline-level="" style:list-style-name="">
      <style:paragraph-properties fo:margin-top="0in" fo:margin-bottom="0.111in" fo:line-height="108%" fo:orphans="2" fo:widows="2" style:writing-mode="lr-tb"/>
      <style:text-properties fo:color="#000000" fo:font-size="12pt" style:text-underline-style="none" style:font-size-asian="12pt" style:font-name-complex="Arial Unicode MS1" style:font-size-complex="12pt"/>
    </style:style>
    <style:style style:name="Header_20__26__20_Footer" style:display-name="Header &amp; Footer" style:family="paragraph" style:default-outline-level="" style:list-style-name="">
      <style:paragraph-properties fo:orphans="2" fo:widows="2" style:writing-mode="lr-tb">
        <style:tab-stops>
          <style:tab-stop style:position="6.2638in" style:type="right"/>
        </style:tab-stops>
      </style:paragraph-properties>
      <style:text-properties fo:color="#000000" style:font-name="Helvetica Neue" fo:font-size="12pt" style:font-size-asian="12pt" style:font-name-complex="Arial Unicode MS1" style:font-size-complex="12pt"/>
    </style:style>
    <style:style style:name="List_20_Paragraph" style:display-name="List Paragraph" style:family="paragraph" style:default-outline-level="" style:list-style-name="">
      <style:paragraph-properties fo:margin-left="0.5in" fo:margin-right="0in" fo:margin-top="0in" fo:margin-bottom="0.111in" fo:line-height="108%" fo:orphans="2" fo:widows="2" fo:text-indent="0in" style:auto-text-indent="false" style:writing-mode="lr-tb"/>
      <style:text-properties fo:color="#000000" fo:font-size="12pt" style:text-underline-style="none" style:font-size-asian="12pt" style:font-name-complex="Arial Unicode MS1" style:font-size-complex="12pt"/>
    </style:style>
    <style:style style:name="Head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ListLabel_20_1" style:display-name="ListLabel 1" style:family="text">
      <style:text-properties fo:font-variant="normal" fo:text-transform="none" style:text-outline="false" style:text-line-through-style="none" style:text-position="0% 100%" fo:letter-spacing="normal" style:letter-kerning="true" style:text-scale="100%" style:font-relief="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style:list-level-label-alignment text:label-followed-by="listtab" fo:text-indent="-0.1909in" fo:margin-left="1.4827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291in" fo:margin-left="1.9791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291in" fo:margin-left="2.4791in"/>
        </style:list-level-properties>
      </text:list-level-style-number>
      <text:list-level-style-number text:level="6" text:style-name="ListLabel_20_1" style:num-suffix="." style:num-format="i" text:display-levels="5">
        <style:list-level-properties text:list-level-position-and-space-mode="label-alignment">
          <style:list-level-label-alignment text:label-followed-by="listtab" fo:text-indent="-0.1909in" fo:margin-left="2.9827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291in" fo:margin-left="3.4791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291in" fo:margin-left="3.9791in"/>
        </style:list-level-properties>
      </text:list-level-style-number>
      <text:list-level-style-number text:level="9" text:style-name="ListLabel_20_1" style:num-suffix="." style:num-format="i" text:display-levels="8">
        <style:list-level-properties text:list-level-position-and-space-mode="label-alignment">
          <style:list-level-label-alignment text:label-followed-by="listtab" fo:text-indent="-0.1909in" fo:margin-left="4.482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style:list-level-label-alignment text:label-followed-by="listtab" fo:text-indent="-0.1909in" fo:margin-left="1.4827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291in" fo:margin-left="1.9791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291in" fo:margin-left="2.4791in"/>
        </style:list-level-properties>
      </text:list-level-style-number>
      <text:list-level-style-number text:level="6" text:style-name="ListLabel_20_1" style:num-suffix="." style:num-format="i" text:display-levels="5">
        <style:list-level-properties text:list-level-position-and-space-mode="label-alignment">
          <style:list-level-label-alignment text:label-followed-by="listtab" fo:text-indent="-0.1909in" fo:margin-left="2.9827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291in" fo:margin-left="3.4791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291in" fo:margin-left="3.9791in"/>
        </style:list-level-properties>
      </text:list-level-style-number>
      <text:list-level-style-number text:level="9" text:style-name="ListLabel_20_1" style:num-suffix="." style:num-format="i" text:display-levels="8">
        <style:list-level-properties text:list-level-position-and-space-mode="label-alignment">
          <style:list-level-label-alignment text:label-followed-by="listtab" fo:text-indent="-0.1909in" fo:margin-left="4.482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Body">
      <style:paragraph-properties fo:text-align="center" style:justify-single-word="false"/>
    </style:style>
    <style:style style:name="MP2" style:family="paragraph" style:parent-style-name="Footer">
      <style:paragraph-properties fo:padding-left="0in" fo:padding-right="0in" fo:padding-top="0.0138in" fo:padding-bottom="0in" fo:border-left="none" fo:border-right="none" fo:border-top="0.0071in solid #d9d9d9" fo:border-bottom="none"/>
    </style:style>
    <style:style style:name="MT1" style:family="text">
      <style:text-properties style:font-name="Calibri" fo:font-size="14pt" style:font-size-asian="14pt" style:font-size-complex="14pt"/>
    </style:style>
    <style:style style:name="MT2" style:family="text">
      <style:text-properties fo:font-weight="bold" style:font-weight-asian="bold" style:font-weight-complex="bold"/>
    </style:style>
    <style:style style:name="MT3" style:family="text">
      <style:text-properties fo:color="#7f7f7f" fo:letter-spacing="0.0417in"/>
    </style:style>
    <style:style style:name="M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draw:frame draw:style-name="Mfr1" draw:name="graphics1" text:anchor-type="as-char" svg:width="6.5in" svg:height="0.7811in" draw:z-index="1"><draw:image xlink:href="Pictures/10000201000002700000004C3BE65DAF.png" xlink:type="simple" xlink:show="embed" xlink:actuate="onLoad"/></draw:frame></text:p>
        <text:p text:style-name="MP1"><text:span text:style-name="MT1">Week 4 Coding Assignment</text:span></text:p>
      </style:header>
      <style:header-left>
        <text:p text:style-name="Header"/>
      </style:header-left>
      <style:footer>
        <text:p text:style-name="MP2"><text:page-number text:select-page="current">1</text:page-number><text:span text:style-name="MT2"> | </text:span><text:span text:style-name="MT3">Page<text:tab/><text:tab/> <text:s text:c="15"/>©2023, Promineo Tech</text:span></text:p>
        <text:p text:style-name="Header_20__26__20_Footer"/>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Collin Wahlund</dc:creator>
    <meta:editing-cycles>2</meta:editing-cycles>
    <meta:print-date>2023-04-13T21:16:00</meta:print-date>
    <meta:creation-date>2023-04-13T21:16:00</meta:creation-date>
    <dc:date>2023-05-24T21:19:48.01</dc:date>
    <meta:editing-duration>P0D</meta:editing-duration>
    <meta:generator>OpenOffice/4.1.14$Win32 OpenOffice.org_project/4114m1$Build-9811</meta:generator>
    <meta:document-statistic meta:table-count="0" meta:image-count="1" meta:object-count="0" meta:page-count="2" meta:paragraph-count="42" meta:word-count="714" meta:character-count="396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